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OpenSymbol" svg:font-family="OpenSymbol" style:font-adornments="Regular" style:font-pitch="variable" style:font-charset="x-symbol"/>
    <style:font-face style:name="Arial" svg:font-family="Arial" style:font-family-generic="roman" style:font-pitch="variable"/>
    <style:font-face style:name="OpenSymbol1" svg:font-family="OpenSymbol"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Noto Sans Devanagari" svg:font-family="'Noto Sans Devanagari'" style:font-family-generic="system" style:font-pitch="variable"/>
    <style:font-face style:name="OpenSymbol2" svg:font-family="Open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language="en" fo:country="GB"/>
    </style:style>
    <style:style style:name="P2" style:family="paragraph" style:parent-style-name="Standard">
      <style:paragraph-properties fo:padding-left="0cm" fo:padding-right="0cm" fo:padding-top="0cm" fo:padding-bottom="0.035cm" fo:border-left="none" fo:border-right="none" fo:border-top="none" fo:border-bottom="0.74pt solid #00000a"/>
      <style:text-properties fo:language="en" fo:country="GB"/>
    </style:style>
    <style:style style:name="P3" style:family="paragraph" style:parent-style-name="Standard" style:master-page-name="Standard">
      <style:paragraph-properties fo:margin-top="0cm" fo:margin-bottom="0.494cm" loext:contextual-spacing="false" fo:orphans="2" fo:widows="2" style:page-number="auto"/>
      <style:text-properties fo:language="en" fo:country="GB" style:font-name-asian="Times New Roman1" style:language-asian="en" style:country-asian="GB" style:font-name-complex="Times New Roman1" style:language-complex="ar" style:country-complex="SA"/>
    </style:style>
    <style:style style:name="P4" style:family="paragraph" style:parent-style-name="Standard">
      <style:paragraph-properties fo:margin-top="0.494cm" fo:margin-bottom="0.494cm" loext:contextual-spacing="false" fo:orphans="2" fo:widows="2"/>
      <style:text-properties fo:language="en" fo:country="GB" style:font-name-asian="Times New Roman1" style:language-asian="en" style:country-asian="GB" style:font-name-complex="Times New Roman1" style:language-complex="ar" style:country-complex="SA"/>
    </style:style>
    <style:style style:name="P5" style:family="paragraph" style:parent-style-name="Standard">
      <style:paragraph-properties fo:margin-top="0.494cm" fo:margin-bottom="0.494cm" loext:contextual-spacing="false" fo:orphans="2" fo:widows="2"/>
      <style:text-properties fo:language="en" fo:country="GB" officeooo:rsid="0020e63a" officeooo:paragraph-rsid="0020e63a" style:font-name-asian="Times New Roman1" style:language-asian="en" style:country-asian="GB" style:font-name-complex="Times New Roman1" style:language-complex="ar" style:country-complex="SA"/>
    </style:style>
    <style:style style:name="P6" style:family="paragraph" style:parent-style-name="Standard">
      <style:paragraph-properties fo:margin-top="0.494cm" fo:margin-bottom="0.494cm" loext:contextual-spacing="false" fo:orphans="2" fo:widows="2"/>
      <style:text-properties officeooo:paragraph-rsid="001fcde4"/>
    </style:style>
    <style:style style:name="P7" style:family="paragraph" style:parent-style-name="Standard">
      <style:paragraph-properties fo:margin-top="0.494cm" fo:margin-bottom="0.494cm" loext:contextual-spacing="false" fo:orphans="2" fo:widows="2"/>
      <style:text-properties officeooo:paragraph-rsid="00219540"/>
    </style:style>
    <style:style style:name="P8" style:family="paragraph" style:parent-style-name="Standard">
      <style:paragraph-properties fo:margin-top="0.494cm" fo:margin-bottom="0.494cm" loext:contextual-spacing="false" fo:orphans="2" fo:widows="2"/>
      <style:text-properties officeooo:paragraph-rsid="0022c500"/>
    </style:style>
    <style:style style:name="P9" style:family="paragraph" style:parent-style-name="Standard">
      <style:paragraph-properties fo:margin-top="0.494cm" fo:margin-bottom="0.494cm" loext:contextual-spacing="false" fo:orphans="2" fo:widows="2"/>
      <style:text-properties officeooo:rsid="00219540" officeooo:paragraph-rsid="0022c500"/>
    </style:style>
    <style:style style:name="P10" style:family="paragraph" style:parent-style-name="Standard">
      <style:paragraph-properties fo:margin-top="0.494cm" fo:margin-bottom="0.494cm" loext:contextual-spacing="false" fo:orphans="2" fo:widows="2"/>
      <style:text-properties style:use-window-font-color="true" style:font-name="Times New Roman" fo:font-size="12pt" fo:language="en" fo:country="GB" officeooo:rsid="00219540" officeooo:paragraph-rsid="00219540" style:font-name-asian="Times New Roman1" style:font-size-asian="12pt" style:language-asian="en" style:country-asian="GB" style:font-name-complex="Times New Roman1" style:font-size-complex="12pt" style:language-complex="ar" style:country-complex="SA"/>
    </style:style>
    <style:style style:name="P11" style:family="paragraph" style:parent-style-name="Standard" style:list-style-name="">
      <style:paragraph-properties fo:margin-left="0cm" fo:margin-right="0cm" fo:margin-top="0.494cm" fo:margin-bottom="0.494cm" loext:contextual-spacing="false" fo:orphans="2" fo:widows="2" fo:text-indent="0cm" style:auto-text-indent="false"/>
    </style:style>
    <style:style style:name="P12" style:family="paragraph" style:parent-style-name="Standard">
      <style:text-properties fo:language="en" fo:country="GB"/>
    </style:style>
    <style:style style:name="P13" style:family="paragraph" style:parent-style-name="Standard" style:list-style-name="WWNum1">
      <style:text-properties fo:language="en" fo:country="GB"/>
    </style:style>
    <style:style style:name="P14" style:family="paragraph" style:parent-style-name="Standard">
      <style:paragraph-properties>
        <style:tab-stops>
          <style:tab-stop style:position="7.911cm"/>
        </style:tab-stops>
      </style:paragraph-properties>
      <style:text-properties fo:language="en" fo:country="GB"/>
    </style:style>
    <style:style style:name="T1" style:family="text">
      <style:text-properties fo:language="en" fo:country="GB"/>
    </style:style>
    <style:style style:name="T2" style:family="text">
      <style:text-properties fo:language="en" fo:country="GB" style:font-name-asian="Times New Roman1" style:language-asian="en" style:country-asian="GB" style:font-name-complex="Times New Roman1" style:language-complex="ar" style:country-complex="SA"/>
    </style:style>
    <style:style style:name="T3" style:family="text">
      <style:text-properties fo:font-size="18pt" fo:language="en" fo:country="GB" fo:font-weight="bold" style:font-name-asian="Times New Roman1" style:font-size-asian="18pt" style:language-asian="en" style:country-asian="GB" style:font-weight-asian="bold" style:font-name-complex="Times New Roman1" style:font-size-complex="18pt" style:language-complex="ar" style:country-complex="SA" style:font-weight-complex="bold"/>
    </style:style>
    <style:style style:name="T4" style:family="text">
      <style:text-properties fo:color="#0000ff" fo:language="en" fo:country="GB" style:text-underline-style="solid" style:text-underline-width="auto" style:text-underline-color="font-color" style:font-name-asian="Times New Roman1" style:language-asian="en" style:country-asian="GB" style:font-name-complex="Times New Roman1" style:language-complex="ar" style:country-complex="SA"/>
    </style:style>
    <style:style style:name="T5" style:family="text">
      <style:text-properties style:text-line-through-style="solid" style:text-line-through-type="single" fo:language="en" fo:country="GB"/>
    </style:style>
    <style:style style:name="T6" style:family="text">
      <style:text-properties officeooo:rsid="001fcde4"/>
    </style:style>
    <style:style style:name="T7" style:family="text">
      <style:text-properties style:use-window-font-color="true" style:font-name="Times New Roman" fo:font-size="12pt" fo:language="en" fo:country="GB" style:font-name-asian="Times New Roman1" style:font-size-asian="12pt" style:language-asian="en" style:country-asian="GB" style:font-name-complex="Times New Roman1" style:font-size-complex="12pt" style:language-complex="ar" style:country-complex="SA"/>
    </style:style>
    <style:style style:name="T8" style:family="text">
      <style:text-properties style:use-window-font-color="true" style:font-name="Times New Roman" fo:font-size="12pt" fo:language="en" fo:country="GB" officeooo:rsid="00219540" style:font-name-asian="Times New Roman1" style:font-size-asian="12pt" style:language-asian="en" style:country-asian="GB" style:font-name-complex="Times New Roman1" style:font-size-complex="12pt" style:language-complex="ar" style:country-complex="SA"/>
    </style:style>
    <style:style style:name="T9" style:family="text">
      <style:text-properties style:use-window-font-color="true" style:font-name="Times New Roman" fo:font-size="12pt" fo:language="en" fo:country="GB" officeooo:rsid="0022c500" style:font-name-asian="Times New Roman1" style:font-size-asian="12pt" style:language-asian="en" style:country-asian="GB" style:font-name-complex="Times New Roman1" style:font-size-complex="12pt" style:language-complex="ar" style:country-complex="SA"/>
    </style:style>
    <style:style style:name="T10" style:family="text">
      <style:text-properties style:use-window-font-color="true" style:font-name="Times New Roman" fo:font-size="12pt" fo:language="en" fo:country="GB" officeooo:rsid="002412e9" style:font-name-asian="Times New Roman1" style:font-size-asian="12pt" style:language-asian="en" style:country-asian="GB" style:font-name-complex="Times New Roman1" style:font-size-complex="12pt" style:language-complex="ar" style:country-complex="SA"/>
    </style:style>
    <style:style style:name="T11" style:family="text">
      <style:text-properties officeooo:rsid="0022c5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his website:</text:p>
      <text:p text:style-name="P6">This website serves as an introduction to me and what I do. I’ve tried to keep things as simple as possible, avoiding Javascript where I can, this website should be functional as a purely html document, so feel free to disable CSS/Scripts. <text:span text:style-name="T6">I like leaning towards simplicity in things that I write in my spare time, and the complexity of the modern web is just a little horrifying. So here, at least, I’ve kept things simple. P.S. My favourite colour is blue!</text:span></text:p>
      <text:p text:style-name="P4">Me:</text:p>
      <text:p text:style-name="P5">My name is Anthony, most people just call me Tony. I graduated from my Computer Science degree back in 2016, and since then I’ve worked as a mobile app developer at Myzone. I started out working on the iOS app for a couple of years, and have since worked on both Android and iOS, and even got a chance to write the Myzone Tizen app for the Samsung Gear/Galaxy Watch series. I get to work on all sorts of stuff, from Bluetooth, to 3D graphics, to UI and unit testing. It’s good stuff. Outside of work I try to spend a little time to improve myself in other areas; I make a habit of sketching every day, studying the Russian language, and recently added guitar practice to my daily routine (I’ve had this guitar since a misguided purchase back at the start of university…). I see a lot of this as a way to give the brain a bit of a workout in areas different to what it’s used to!</text:p>
      <text:h text:style-name="P11" text:outline-level="2"><text:span text:style-name="T3">Things I enjoy</text:span></text:h>
      <text:p text:style-name="P10">It’s probably not much of a surprise that I enjoy programming, operating systems, old computer hardware and the like. I do enjoy programming, however I like to work on stuff that’s different to what I’d usually do at work. Right now I’m working on a little (currently) text-based game engine in C, it’s slow progress but I spend an hour on it most days, chipping away little by little. </text:p>
      <text:p text:style-name="P7"><text:span text:style-name="T8">I also spend a fair amount of time reading. Recently I’ve been powering through the Wheel of Time series by Robert Jordan. I love a good fantasy series! Past favourites include some of Philip K.Dick’s science fiction novels, Stephen King’s Dark Tower series (barring those last few books, when King self-inserted was around when I decided I’d had enough), Iron Kingdom: 'The Rise and Downfall of Prussia' an interesting book about the abolished Prussian state. Just to name a few.</text:span></text:p>
      <text:p text:style-name="P9"><text:span text:style-name="T7">I also love to spend a bit of time studying – mainly on weekends when I can wedge a couple of hours in and still have a fair amount of free time for other stuff. </text:span><text:span text:style-name="T10">L</text:span><text:span text:style-name="T7">ike I mentioned before, I’m studying Russian, I picked it up mainly because of a Russian friend, and the discovery of a really cool movie Igla (The Needle), and the band Kino who the lead actor is from! A great movie, and an amazing band. In addition to this I’m studying a book on the Linux programming interface, it’s a hefty thing, and it’s probably going to take me a good year to get through it at a couple of hours a week, but I’ll get there. </text:span></text:p>
      <text:p text:style-name="P8"><text:span text:style-name="T8">I spend a fair bit of time gaming too, </text:span><text:span text:style-name="T9">mainly PC.</text:span><text:span text:style-name="T8"> </text:span><text:span text:style-name="T9">Strategy games, point-and-clicks, RPGs, stuff. I’m not a massive online gamer.</text:span></text:p>
      <text:p text:style-name="P1"/>
      <text:p text:style-name="P1">Computer science:</text:p>
      <text:p text:style-name="P1">Why Computer Science?:</text:p>
      <text:p text:style-name="P1">Ever since an early age I've enjoyed problem solving and understanding how systems work, this manifested itself in a purely destructive since, taking electric toy cars apart, small speakers and things like this. What makes this thing move? How does this make noises? At first failing to actually put them back together again, but eventually managing it. This interest persisted throughout my childhood, with age I found different ways of expressing these interests. When I first received a <text:soft-page-break/>computer at 11, kind of late compared to many people maybe, my toy cars and speakers became software and video games. First exploring the system on a high level, finding out how the things I'm running depend on files, how changing these can result in interesting outcomes, especially in the case of video game resources and configuration files. Real desire to understand and learn about computer programming came when I discovered the game Roblox, at around 13, this allowed players to use the Lua scripting language to create awesome things in game and bring them in to an online multiplayer environment, flying dragons made out of blocks stringed together and scripted to respond to keyboard input, cars, trapped houses – pretty much anything. I guess this could best be described now as Minecraft plus Lua scripting. From there my interest in computer programming really exploded, the ability to create tools, worlds and all sorts of things with a language excited and still excites me greatly. Given this, and discovering that I genuinely enjoyed mathematics during my A level studies, when it came to thinking about my degree, the choice was obvious.</text:p>
      <text:p text:style-name="P1"/>
      <text:p text:style-name="P1">Where:</text:p>
      <text:p text:style-name="P1"><text:bookmark text:name="__DdeLink__14_121131232"/>I study computer science at the University of Sheffield, chosen due to it's high quality of education and pleasant location. Sheffield has a great atmosphere. I started studying computer science in September of 2013, and am so far very pleased with the degree. I've learnt some amazing things and have been introduced to many areas of computer science I had never realised existed, bio inspired computing for example, the ideas introduced to me such as evolutionary algorithms have been both interesting and exciting. </text:p>
      <text:p text:style-name="P1"/>
      <text:p text:style-name="P1">Areas of study:</text:p>
      <text:list xml:id="list704807720" text:style-name="WWNum1">
        <text:list-item>
          <text:p text:style-name="P13">Year 1</text:p>
          <text:list>
            <text:list-item>
              <text:p text:style-name="P13">Software Engineering</text:p>
            </text:list-item>
            <text:list-item>
              <text:p text:style-name="P13">'Foundations of Computer Science' – The mathematics required for much of the content</text:p>
            </text:list-item>
            <text:list-item>
              <text:p text:style-name="P13">Java Programming</text:p>
            </text:list-item>
            <text:list-item>
              <text:p text:style-name="P13">Web and Internet Technology</text:p>
            </text:list-item>
            <text:list-item>
              <text:p text:style-name="P13">Machines and Intelligence – Machine learning and some philosphy of intelligence</text:p>
            </text:list-item>
            <text:list-item>
              <text:p text:style-name="P13">Computer Systems Architecture – Machine logic, assembly and fundamentals of networking</text:p>
            </text:list-item>
          </text:list>
        </text:list-item>
        <text:list-item>
          <text:p text:style-name="P13">Year 2</text:p>
          <text:list>
            <text:list-item>
              <text:p text:style-name="P13">Advanced Programming </text:p>
            </text:list-item>
            <text:list-item>
              <text:p text:style-name="P13">Human Centered Design</text:p>
            </text:list-item>
            <text:list-item>
              <text:p text:style-name="P13">Automata, Logic and Computation </text:p>
            </text:list-item>
            <text:list-item>
              <text:p text:style-name="P13">Data Driven Computing </text:p>
            </text:list-item>
            <text:list-item>
              <text:p text:style-name="P13">Bio-Inspired Computing</text:p>
            </text:list-item>
            <text:list-item>
              <text:p text:style-name="P13">Software Hut – Working in a team developing software for real clients</text:p>
            </text:list-item>
          </text:list>
        </text:list-item>
        <text:list-item>
          <text:p text:style-name="P13">Year 3 (So far...)</text:p>
          <text:list>
            <text:list-item>
              <text:p text:style-name="P13">Text Processing</text:p>
            </text:list-item>
            <text:list-item>
              <text:p text:style-name="P13">3D Computer Grapihics</text:p>
            </text:list-item>
            <text:list-item>
              <text:p text:style-name="P13">Law and Finance for Engineers</text:p>
            </text:list-item>
            <text:list-item>
              <text:p text:style-name="P13">Individual Research Project</text:p>
            </text:list-item>
          </text:list>
        </text:list-item>
      </text:list>
      <text:p text:style-name="P1">Year 1:</text:p>
      <text:p text:style-name="P1">Intro:</text:p>
      <text:p text:style-name="P1">The first year served as a general introduction and grounding for the more advanced topics covered in later years. Computer architecture systems was particularly interesting, it was incredibly rewarding to build up from the basics, such as logic gates, all the way up to a basic processor. The software engineering module was also very rewarding, as it provided the first opportunity of the year to work in a team, and the task itself was to design a very simplistic rogelike game, involving navigating the monitor’s maze, I enjoyed that a lot. </text:p>
      <text:p text:style-name="P1"/>
      <text:p text:style-name="P1">Software eng:</text:p>
      <text:p text:style-name="P1"><text:soft-page-break/>This module aimed to teach the principles of software engineering, and how it differs from ‘coding’ and computer science. The module covered why we need software engineering in the first place, large motivators being disasters caused by poor team work and planning such as Arianne 5. The key software engineering processes were explained in detail, including specification, design, implementation and verification, and the different models of doing this were covered, for example the waterfall model, evolutionary, iterative and agile models. Initial planning was examined in detail, including methods of scoping, resource and time estimation, project scoping, risk analysis and scheduling. Parts of UML were included, use case diagrams, class diagrams and x machines were introduced. This module provided a really in depth view of the methods used to ensure that a project is successful by emphasizing organization, team work and detailed documentation</text:p>
      <text:p text:style-name="P1"/>
      <text:p text:style-name="P1">Foundations of Computer Science:</text:p>
      <text:p text:style-name="Standard"><text:span text:style-name="T1">Covering various aspects of discrete and continuous mathematics, as I enjoyed A level mathematics before this, this module was great fun. The module covered various topics including; Boolean algebra, predicate and propositional logic, proof strategies and relations. The second semester focused more on continuous mathematics, looking at properties of integers and modular arithmetic, matrices, and probability. Each of these was looked at in some depth.</text:span></text:p>
      <text:p text:style-name="P1"/>
      <text:p text:style-name="P1">Java Programming:</text:p>
      <text:p text:style-name="P1">Over the year this provided a thorough grounding in the Java programming language, covering all of the basics of imperative programming, and then teaching Object-Oriented techniques. The course taught Java 7, but I have since examined and learned the features added in Java 8. This course set us up perfectly to go on and learn new features and other object oriented/imperative languages with ease. One of the more interesting assignments during this module was having to program a Lego mindstorm robot to navigate a course by scanning barcodes specifying which direction to turn next, lots of fun!</text:p>
      <text:p text:style-name="P1"/>
      <text:p text:style-name="P1">Web and Internet Technology:</text:p>
      <text:p text:style-name="Standard"><text:span text:style-name="T1">The first half focused on client-side scripting and markup, covering HTML4, and some of the features introduced by HTML5, new tags etc, JavaScript and CSS, including some of the shiny CSS3 features that were usable on some browsers back then, such as transitions and animations. The assignment was to create our own personal web page, including use of the HML5 canvas, I made a rather buggy </text:span><text:span text:style-name="T5">byteman game</text:span><text:span text:style-name="T1"> pacman clone for that part, which you can find on the projects page. The second half taught the server side of things, using PHP to create dynamic page content. At the end of this semester we produced a web-app to store user emails as images, supposedly solving the issue of web crawlers picking up email addresses stored as text and adding them to spam lists.</text:span></text:p>
      <text:p text:style-name="P1"/>
      <text:p text:style-name="P1">Machine Learning and Intelligence:</text:p>
      <text:p text:style-name="P1">Split into the two parts suggested by the module title, the first semester introduced how widespread machine learning had become, its use in product suggestion, search engines, etc. After it went on to cover a number of methods involved in machine learning, introducing classification using the perceptron, regression and clustering. This module went extremely fast and was very difficult to understand. Luckily the data driven computing module in the later year picked up from this and made it much more understandable in retrospective. The second part was more philosophical in nature, examining </text:p>
      <text:p text:style-name="P1"/>
      <text:p text:style-name="P1">Computer Systems Architecture:</text:p>
      <text:p text:style-name="P1">Probably my favorite module of the year, this essentially taught us how computers actually compute, and how the internet works. The first semester of this focused on the hardware side of things, Boolean logic, forming circuits out of logic gates, designing logic circuits to perform addition, instruction set architecture and much more. In order to teach assembly language, the <text:soft-page-break/>Motorola 68K was used. The latter half concerned itself with network architecture and the algorithms and protocols involved – although interesting, this was rather dry. </text:p>
      <text:p text:style-name="P1"/>
      <text:p text:style-name="P1"/>
      <text:p text:style-name="P2"/>
      <text:p text:style-name="P1"/>
      <text:p text:style-name="P1">Year 2:</text:p>
      <text:p text:style-name="P1">Into:</text:p>
      <text:p text:style-name="Standard"><text:span text:style-name="T1">The second year introduces some really interesting stuff, our team working and management skills were sharpened with the software hut project, and the experience of working with a real client was great, although scope drift was a real issue. Learning three new languages, two of which were unlike anything seen before, was also exciting, I especially enjoyed programming in Haskell. Data driven computing was probably my favorite of the modules this year, due to the power of the techniques taught.</text:span></text:p>
      <text:p text:style-name="P1"/>
      <text:p text:style-name="P1">Advanced Programming:</text:p>
      <text:p text:style-name="P1">The first half of this module introduced us to two new programming paradigms, functional programming in Haskell. It was certainly very fun to learn a completely different language to anything I had ever used before. I enjoyed using Haskell a lot, the things you can do with relatively little code is great. The second half focused on analyzing code complexity, and proving program correctness using different types of induction (standard, strong and structural). This half also covered abstract data types, and dynamic programming.</text:p>
      <text:p text:style-name="P1"/>
      <text:p text:style-name="P1">Human Centered Design:</text:p>
      <text:p text:style-name="P1">This module covered quite a few things, starting out with human computer interaction (HCI), which taught how to create usable interfaces, and how to interact with customers. It then went on to cover more software development skills, including techniques for project management, and different methods of modeling requirements, control flow and information. Database design was also covered, which was very helpful, including data normalization and methods of ensuring your database was at least 3NF. The last part focused on experimental research methods and testing with humans, for example a usability study on an application interface and determining if your results are significant or not.</text:p>
      <text:p text:style-name="P1"/>
      <text:p text:style-name="P1">Automata, Logic and Computation:</text:p>
      <text:p text:style-name="P1">An almost entirely theory focused module, super interesting, especially learning about the very real limitations to what computers can and can’t do. Starting by introducing us to different theoretical models of computation, including finite automata, deterministic and non-deterministic, regular expressions, and their equivalent power. Context free grammars and deterministic Turing machines was also looked at. After looking at these different models, we looked at their limitations and the different classes of problems, including their relationships. The second half gave a more formal coverage of propositional and predicate logic, and how to reason using natural deduction, later introducing us to programming in Prolog.</text:p>
      <text:p text:style-name="P1"/>
      <text:p text:style-name="P1">Data Driven Computing:</text:p>
      <text:p text:style-name="P1">Data Driven Computing seemed to pick up from where the first semester of Machines and Intelligence left off, mainly focusing on classification methods. The module started looking at linear classification and the perceptron, but then moved on to looking at the normal distribution and how this can be used to classify data. Non-parametric methods were looking into such as different types of clustering algorithm. Methods of dimensionality reduction were also examined. This module had a really rewarding assignment, in which we were asked to write a program in python capable of taking an image of a word search and solving it, this involved character recognition using principle component analysis in order to reduce the dimensionality of the data, and then passing it to a nearest <text:soft-page-break/>neighbor classifier.</text:p>
      <text:p text:style-name="P1"/>
      <text:p text:style-name="P1">Bio-Inspired Computing:</text:p>
      <text:p text:style-name="Standard"><text:span text:style-name="T1">A really neat module, introducing some – I thought – really strange ways of doing things. Probably the most well-known thing we studied was cellular automata, a popular example being Conway’s Game of Life. We studied genetic algorithms in addition to this. These are based upon the idea of natural selection in which the fittest survive, only instead of animals, we have solutions proposed, and these are rated based on a fitness function, and the fittest are selected to go on to the next stage. During this process solutions are mixed together, kind of like genes are during reproduction. All very cool stuff. Although this module is called bio-inspired computing, it consisted of another two components, robotics and cognition + interaction. The robotics section looked at the earliest robots and modern ones of applications in areas like warfare and health. It was interesting to learn how programmed ‘likes’ for certain senses, tropisms, can be combined to produce really complex behavior that you might associate with life such as ants. The cognition section looked at emotion and control theory, while the interaction section examined the sense of self we have, and how we learn through imitation.</text:span></text:p>
      <text:p text:style-name="P1"/>
      <text:p text:style-name="P1">Software hut:</text:p>
      <text:p text:style-name="P1">Really intense, lots of deadlines and a demand for teamwork. That sums this module up fairly well, I feel. We learned ruby and how to use the ruby on rails framework for rapid development, how to extract requirements from client meetings. We also put into practice the things we learned about the XP (eXtreme Programming) model, making extensive use of story cards to get an overview of the key features required by the client, and then progressively gain more information, in order to develop while still learning about what the client required. Unit tests also played a big part in this module, in order to maintain a rapid development cycle while still having usable code, we had to write a bunch of unit tests and run them often. Our teams project specifically dealt with a time accounting system, required to help workers in the care for the elderly to get proper pay – as they are often under-paid for things like travel time. This is a big issue, actually, and I advise you to hit up google on the underpayment of care workers!</text:p>
      <text:p text:style-name="P2"/>
      <text:p text:style-name="P1"/>
      <text:p text:style-name="P1">Year 3:</text:p>
      <text:p text:style-name="P1">Intro:</text:p>
      <text:p text:style-name="P1">This year we got to choose pretty much all of our modules, other than the mandatory law and finance module, which honestly I find a little dull – although there are some neat anecdotes during it! Did you know the inventor of the ring pull can receives 1p for every can using it for 20 years, and due to a smart patent lawyer, also received 1p for every can using the updated ring pull, the one we all know and love. I got to pick some modules which really interested me, though, including 3D graphics, and this has been especially rewarding. In addition to our selected modules, we have our individual project, which is a self-managed project, requiring good time management and also a hell of a lot of self-motivation. As I write this, I’m not yet half way through the year, but given that the modules I have are almost over, I can write a little about them</text:p>
      <text:p text:style-name="P1"/>
      <text:p text:style-name="P1">3D Computer Graphics:</text:p>
      <text:p text:style-name="P1">My favorite module so far. 3D graphics exemplifies everything I love about programming, writing a bunch of commands and being rewarded with the gift of creation, but in this case, you don’t just create a tool, you create a world. Rather than just teaching the openGL API, this module’s lectures focus on the theory behind everything, while practical sessions introduce the API, which is a great structure, as the API is so much easier to understand knowing the whys behind it all. Covering the fixed function graphics pipeline, newer techniques such as volumetric shadows and ray tracing, this has allowed me to create some pretty neat stuff, which is so rewarding. The main assignment of this module involved creating a scene with a robot waiter moving between tables in a restraint scene. <text:soft-page-break/>Check out the projects page for a look at this.</text:p>
      <text:p text:style-name="P1"/>
      <text:p text:style-name="P1">Text Processing:</text:p>
      <text:p text:style-name="P1">This module looks at the various aspects of text processing, for example information retrieval techniques involved in search engine creation and translation</text:p>
      <text:p text:style-name="P1"/>
      <text:p text:style-name="P1">Law and Finance:</text:p>
      <text:p text:style-name="P1">As the name suggests, this mandatory module teaches us about aspects of the law such as common law, case precedence and how it affects us as engineers. The finance section looks at management accounting and finance accounting. This is assessed by a formal examination. Not my highlight of the year.</text:p>
      <text:p text:style-name="P1"/>
      <text:p text:style-name="P1">Theory of Distributed Systems:</text:p>
      <text:p text:style-name="P14">We looked at the calculus of communicating systems (CCS), and how it can be used to model and check that systems running in parallel work, and whether two different systems are similar or bisimilar. The module also took a look at a different approach to modeling concurrency with CSP, Communicating Sequential Processes. Following this, we looked at the Pi calculus, and how it can be used to model concurrency in mobile networks, by allowing channel names to be communicated. For the practical side, the module featured Erlang programming exercises, implementing models specified in CCS or Pi calculus.</text:p>
      <text:p text:style-name="P1"/>
      <text:p text:style-name="P1">Computer Security and Forensics:</text:p>
      <text:p text:style-name="Standard"><text:bookmark-start text:name="__DdeLink__180_430487407"/><text:span text:style-name="T1">This covered the principles of computer security, various types of encryption methods and the possible attacks on them. </text:span><text:bookmark-end text:name="__DdeLink__180_430487407"/><text:span text:style-name="T1">Assessed by exam.</text:span></text:p>
      <text:p text:style-name="P1"/>
      <text:p text:style-name="P1">The Intelligent Web:</text:p>
      <text:p text:style-name="P1">This was about creating highly interactive web applications, making use of the web of data. It involved using a NodeJS website backend, along with standard JS/HTML/CSS front ends, to query the twitter API, retreieve and store data. This was assessed entirely by a single practical assignment, that was to create a web application to scour twitter, wikidata for relevant information about a query <text:s/>involving football, and display it along with some extra information about the result – top 10 most active tweeters, etc.</text:p>
      <text:p text:style-name="P1"/>
      <text:p text:style-name="P1">Individual Project:</text:p>
      <text:p text:style-name="P1">Initially I was planning on looking at procedural generation of birds, as I find birds to be super interesting and one of the cutest animals on the planet – maybe a shallow reason for my choice, maybe not. But after a suggestion from my project supervisor, this changed to more of a simulation involving the guillemot egg. The common guillemot is a really unique sea bird, it doesn’t lay its eggs in a nest, and the eggs themselves are totally unique, with wild markings and lines featuring all over their eggs. There are a few explanations for this, for example, the guillemot lays its eggs in a very dense population, and so having such a unique marking might make it easier to identify their own egg in a sea of other bird’s eggs, if both parents must leave. In addition to this marking, the egg has a neat pyriform shape, it was suggested that this was to stop it from rolling off of cliff ledges, but the rotation this creates doesn’t do a whole lot to stop them from falling off of ledges, so this might be unlikely. My project involves simulating the formation of these markings in order to gain a better understanding of the real biological process involved. There’s a lot of self-motivation and time management involved in this project, which is quite hard, but also rewarding. I’m looking forward to completing this, and hopefully I can gain some really useful results.</text:p>
      <text:p text:style-name="P1"/>
      <text:p text:style-name="P2"/>
      <text:p text:style-name="P1"/>
      <text:p text:style-name="P1">Projects</text:p>
      <text:p text:style-name="P1"><text:soft-page-break/>Intro:</text:p>
      <text:p text:style-name="P1"><text:bookmark text:name="_GoBack"/>Here I’ve picked a few of my favorite practical assignments from my degree so far, in addition to a number of personal projects that I’ve worked on. Including the first ever ‘game’ I made, check out text adventure to see thi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OpenSymbol" svg:font-family="OpenSymbol" style:font-adornments="Regular" style:font-pitch="variable" style:font-charset="x-symbol"/>
    <style:font-face style:name="Arial" svg:font-family="Arial" style:font-family-generic="roman" style:font-pitch="variable"/>
    <style:font-face style:name="OpenSymbol1" svg:font-family="OpenSymbol" style:font-family-generic="roman" style:font-pitch="variable"/>
    <style:font-face style:name="Times New Roman" svg:font-family="'Times New Roman'" style:font-family-generic="roman" style:font-pitch="variable"/>
    <style:font-face style:name="Andale Sans UI" svg:font-family="'Andale Sans UI'" style:font-family-generic="system" style:font-pitch="variable"/>
    <style:font-face style:name="Noto Sans Devanagari" svg:font-family="'Noto Sans Devanagari'" style:font-family-generic="system" style:font-pitch="variable"/>
    <style:font-face style:name="OpenSymbol2" svg:font-family="Open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GB" style:letter-kerning="fals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false" style:font-name-asian="Andale Sans UI" style:font-size-asian="12pt" style:language-asian="en" style:country-asian="US" style:font-name-complex="Tahoma"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0" fo:widows="0" style:writing-mode="lr-tb"/>
      <style:text-properties style:use-window-font-color="true" style:font-name="Times New Roman" fo:font-family="'Times New Roman'" style:font-family-generic="roman" style:font-pitch="variable" fo:font-size="12pt" fo:language="en" fo:country="GB" style:font-name-asian="Andale Sans UI" style:font-family-asian="'Andale Sans UI'" style:font-family-generic-asian="system" style:font-pitch-asian="variable" style:font-size-asian="12pt" style:language-asian="en" style:country-asian="US" style:font-name-complex="Tahoma" style:font-family-complex="Tahoma" style:font-family-generic-complex="system" style:font-pitch-complex="variable" style:font-size-complex="12pt" style:language-complex="en" style:country-complex="US"/>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Arial" fo:font-family="Arial"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2" style:display-name="Heading 2" style:family="paragraph" style:parent-style-name="Standard" style:default-outline-level="2" style:list-style-name="" style:class="text">
      <style:paragraph-properties fo:margin-top="0.494cm" fo:margin-bottom="0.494cm" loext:contextual-spacing="false" fo:orphans="2" fo:widows="2"/>
      <style:text-properties fo:font-size="18pt" fo:font-weight="bold" style:font-name-asian="Times New Roman1" style:font-family-asian="'Times New Roman'" style:font-family-generic-asian="system" style:font-pitch-asian="variable" style:font-size-asian="18pt" style:language-asian="en" style:country-asian="GB" style:font-weight-asian="bold" style:font-name-complex="Times New Roman1" style:font-family-complex="'Times New Roman'" style:font-family-generic-complex="system" style:font-pitch-complex="variable" style:font-size-complex="18pt" style:language-complex="ar" style:country-complex="SA"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Normal_20__28_Web_29_" style:display-name="Normal (Web)" style:family="paragraph" style:parent-style-name="Standard" style:default-outline-level="">
      <style:paragraph-properties fo:margin-top="0.494cm" fo:margin-bottom="0.494cm" loext:contextual-spacing="false" fo:orphans="2" fo:widows="2"/>
      <style:text-properties style:font-name-asian="Times New Roman1" style:font-family-asian="'Times New Roman'" style:font-family-generic-asian="system" style:font-pitch-asian="variable" style:language-asian="en" style:country-asian="GB" style:font-name-complex="Times New Roman1" style:font-family-complex="'Times New Roman'" style:font-family-generic-complex="system" style:font-pitch-complex="variable" style:language-complex="ar" style:country-complex="SA"/>
    </style:style>
    <style:style style:name="Default_20_Paragraph_20_Font" style:display-name="Default Paragraph Font"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Heading_20_2_20_Char" style:display-name="Heading 2 Char" style:family="text" style:parent-style-name="Default_20_Paragraph_20_Font">
      <style:text-properties fo:font-size="18pt" fo:font-weight="bold" style:font-name-asian="Times New Roman1" style:font-family-asian="'Times New Roman'" style:font-family-generic-asian="system" style:font-pitch-asian="variable" style:font-size-asian="18pt" style:language-asian="en" style:country-asian="GB" style:font-weight-asian="bold" style:font-name-complex="Times New Roman1" style:font-family-complex="'Times New Roman'" style:font-family-generic-complex="system" style:font-pitch-complex="variable" style:font-size-complex="18pt" style:language-complex="ar" style:country-complex="SA"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style:font-name-complex="OpenSymbol2" style:font-family-complex="Open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OpenSymbol2" style:font-family-complex="Open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OpenSymbol2" style:font-family-complex="Open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OpenSymbol2" style:font-family-complex="Open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OpenSymbol2" style:font-family-complex="Open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1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1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1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1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1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60" style:layout-grid-base-height="0.423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09-04-16T11:32:00</meta:creation-date>
    <dc:language>en-GB</dc:language>
    <dc:date>2020-08-18T20:41:45.927720085</dc:date>
    <meta:editing-cycles>24</meta:editing-cycles>
    <meta:editing-duration>P2DT16H13M10S</meta:editing-duration>
    <meta:generator>LibreOffice/6.4.4.2$Linux_X86_64 LibreOffice_project/40$Build-2</meta:generator>
    <meta:document-statistic meta:table-count="0" meta:image-count="0" meta:object-count="0" meta:page-count="7" meta:paragraph-count="84" meta:word-count="3512" meta:character-count="21288" meta:non-whitespace-character-count="1785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